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89in"/>
    </style:style>
    <style:style style:name="co2" style:family="table-column">
      <style:table-column-properties fo:break-before="auto" style:column-width="2.8299in"/>
    </style:style>
    <style:style style:name="co3" style:family="table-column">
      <style:table-column-properties fo:break-before="auto" style:column-width="2.5728in"/>
    </style:style>
    <style:style style:name="co4" style:family="table-column">
      <style:table-column-properties fo:break-before="auto" style:column-width="2.4953in"/>
    </style:style>
    <style:style style:name="co5" style:family="table-column">
      <style:table-column-properties fo:break-before="auto" style:column-width="1.1465in"/>
    </style:style>
    <style:style style:name="co6" style:family="table-column">
      <style:table-column-properties fo:break-before="auto" style:column-width="4.026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72in" fo:break-before="auto" style:use-optimal-row-height="false"/>
    </style:style>
    <style:style style:name="ro3" style:family="table-row">
      <style:table-row-properties style:row-height="0.6882in" fo:break-before="auto" style:use-optimal-row-height="false"/>
    </style:style>
    <style:style style:name="ro4" style:family="table-row">
      <style:table-row-properties style:row-height="0.3701in" fo:break-before="auto" style:use-optimal-row-height="false"/>
    </style:style>
    <style:style style:name="ro5" style:family="table-row">
      <style:table-row-properties style:row-height="0.5693in" fo:break-before="auto" style:use-optimal-row-height="false"/>
    </style:style>
    <style:style style:name="ro6" style:family="table-row">
      <style:table-row-properties style:row-height="0.3453in" fo:break-before="auto" style:use-optimal-row-height="true"/>
    </style:style>
    <style:style style:name="ro7" style:family="table-row">
      <style:table-row-properties style:row-height="0.5063in" fo:break-before="auto" style:use-optimal-row-height="true"/>
    </style:style>
    <style:style style:name="ro8" style:family="table-row">
      <style:table-row-properties style:row-height="0.5252in" fo:break-before="auto" style:use-optimal-row-height="false"/>
    </style:style>
    <style:style style:name="ro9" style:family="table-row">
      <style:table-row-properties style:row-height="0.5402in" fo:break-before="auto" style:use-optimal-row-height="false"/>
    </style:style>
    <style:style style:name="ro10" style:family="table-row">
      <style:table-row-properties style:row-height="1.7398in" fo:break-before="auto" style:use-optimal-row-height="false"/>
    </style:style>
    <style:style style:name="ro11" style:family="table-row">
      <style:table-row-properties style:row-height="2.5244in" fo:break-before="auto" style:use-optimal-row-height="false"/>
    </style:style>
    <style:style style:name="ro12" style:family="table-row">
      <style:table-row-properties style:row-height="2.2209in" fo:break-before="auto" style:use-optimal-row-height="false"/>
    </style:style>
    <style:style style:name="ro13" style:family="table-row">
      <style:table-row-properties style:row-height="2.6134in" fo:break-before="auto" style:use-optimal-row-height="false"/>
    </style:style>
    <style:style style:name="ro14" style:family="table-row">
      <style:table-row-properties style:row-height="1.7728in" fo:break-before="auto" style:use-optimal-row-height="false"/>
    </style:style>
    <style:style style:name="ro15" style:family="table-row">
      <style:table-row-properties style:row-height="0.7827in" fo:break-before="auto" style:use-optimal-row-height="false"/>
    </style:style>
    <style:style style:name="ro16" style:family="table-row">
      <style:table-row-properties style:row-height="0.6098in" fo:break-before="auto" style:use-optimal-row-height="false"/>
    </style:style>
    <style:style style:name="ro17" style:family="table-row">
      <style:table-row-properties style:row-height="0.7717in" fo:break-before="auto" style:use-optimal-row-height="false"/>
    </style:style>
    <style:style style:name="ro18" style:family="table-row">
      <style:table-row-properties style:row-height="0.6217in" fo:break-before="auto" style:use-optimal-row-height="false"/>
    </style:style>
    <style:style style:name="ro19" style:family="table-row">
      <style:table-row-properties style:row-height="0.4717in" fo:break-before="auto" style:use-optimal-row-height="false"/>
    </style:style>
    <style:style style:name="ro20" style:family="table-row">
      <style:table-row-properties style:row-height="0.852in" fo:break-before="auto" style:use-optimal-row-height="false"/>
    </style:style>
    <style:style style:name="ro21" style:family="table-row">
      <style:table-row-properties style:row-height="0.898in" fo:break-before="auto" style:use-optimal-row-height="false"/>
    </style:style>
    <style:style style:name="ro22" style:family="table-row">
      <style:table-row-properties style:row-height="0.8291in" fo:break-before="auto" style:use-optimal-row-height="false"/>
    </style:style>
    <style:style style:name="ro23" style:family="table-row">
      <style:table-row-properties style:row-height="0.7193in" fo:break-before="auto" style:use-optimal-row-height="false"/>
    </style:style>
    <style:style style:name="ro24" style:family="table-row">
      <style:table-row-properties style:row-height="0.5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-asian="Segoe UI" style:font-name-complex="Tahoma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7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Pre-Condition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te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reating A Databas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Database must be created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ing Multiple Databases</text:p>
          </table:table-cell>
          <table:table-cell office:value-type="string" calcext:value-type="string">
            <text:p>Minimum one database should be create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atabase must be created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reating A Table</text:p>
          </table:table-cell>
          <table:table-cell table:style-name="ce3" office:value-type="string" calcext:value-type="string">
            <text:p>A database should be created,Table should be in a database</text:p>
          </table:table-cell>
          <table:table-cell table:style-name="ce3" office:value-type="string" calcext:value-type="string">
            <text:p>Table name:Fruit, Attributes:Name(String),Quantity(Int)</text:p>
          </table:table-cell>
          <table:table-cell table:style-name="ce3" office:value-type="string" calcext:value-type="string">
            <text:p>Table must be created in specified Database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reating Multiple Tables </text:p>
          </table:table-cell>
          <table:table-cell table:style-name="ce3" office:value-type="string" calcext:value-type="string">
            <text:p>A database should be created,Table should be in a database</text:p>
          </table:table-cell>
          <table:table-cell table:style-name="ce3" office:value-type="string" calcext:value-type="string">
            <text:p><text:span text:style-name="T1">Table name:Fruit, Attributes:Name(String),Quantity(Int) </text:span>Table name:Vegetable, Attributes:Name(String),Quantity(Int)</text:p>
          </table:table-cell>
          <table:table-cell table:style-name="ce3" office:value-type="string" calcext:value-type="string">
            <text:p>Table must be created in specified Database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Creating A Table with One Attribute</text:p>
          </table:table-cell>
          <table:table-cell table:style-name="ce3" office:value-type="string" calcext:value-type="string">
            <text:p>A database should be created,Table should be in a database</text:p>
          </table:table-cell>
          <table:table-cell table:style-name="ce3" office:value-type="string" calcext:value-type="string">
            <text:p>Table name:Fruit, Attributes:Name(String)</text:p>
          </table:table-cell>
          <table:table-cell table:style-name="ce3" office:value-type="string" calcext:value-type="string">
            <text:p>Table must not be created in specified Database</text:p>
          </table:table-cell>
          <table:table-cell office:value-type="string" calcext:value-type="string">
            <text:p>FAIL</text:p>
          </table:table-cell>
          <table:table-cell table:style-name="ce14" office:value-type="string" calcext:value-type="string">
            <text:p>“Each table can have multiple columns of type 'int' or 'string';” </text:p>
            <text:p>Expected result determined on this comment.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Creating A Table with Multiple Attributes</text:p>
          </table:table-cell>
          <table:table-cell table:style-name="ce3" office:value-type="string" calcext:value-type="string">
            <text:p>A database should be created,Table should be in a database</text:p>
          </table:table-cell>
          <table:table-cell table:style-name="ce3" office:value-type="string" calcext:value-type="string">
            <text:p>Table name:Fruit, Attributes:Name(String),Quantity(Int),Category: (String)</text:p>
          </table:table-cell>
          <table:table-cell table:style-name="ce3" office:value-type="string" calcext:value-type="string">
            <text:p>Table must be created in specified Database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Creating A Table with Float typed Attribute</text:p>
          </table:table-cell>
          <table:table-cell table:style-name="ce3" office:value-type="string" calcext:value-type="string">
            <text:p>A database should be created,Table should be in a database</text:p>
          </table:table-cell>
          <table:table-cell table:style-name="ce3" office:value-type="string" calcext:value-type="string">
            <text:p>Table name:Fruit, Attributes:Name(String),Cost(Float)</text:p>
          </table:table-cell>
          <table:table-cell table:style-name="ce3" office:value-type="string" calcext:value-type="string">
            <text:p>Table must not be created in specified Database</text:p>
          </table:table-cell>
          <table:table-cell office:value-type="string" calcext:value-type="string">
            <text:p>FAIL</text:p>
          </table:table-cell>
          <table:table-cell table:style-name="ce14" office:value-type="string" calcext:value-type="string">
            <text:p>“Each table can have multiple columns of type 'int' or 'string';” </text:p>
            <text:p>Expected result determined on this comment.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Adding the 998 Integer Value to the Table </text:p>
          </table:table-cell>
          <table:table-cell table:style-name="ce3" office:value-type="string" calcext:value-type="string">
            <text:p>A database should be created,Table should be in a database,Table should have an attribute with the type Integer</text:p>
          </table:table-cell>
          <table:table-cell table:style-name="ce4" office:value-type="string" calcext:value-type="string">
            <text:p>Name: Apple, Quantity:998</text:p>
          </table:table-cell>
          <table:table-cell office:value-type="string" calcext:value-type="string">
            <text:p>Data must be added to the Table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Adding the 999 Integer Value to the Table </text:p>
          </table:table-cell>
          <table:table-cell table:style-name="ce3" office:value-type="string" calcext:value-type="string">
            <text:p>A database should be created,Table should be in a database,Table should have an attribute with the type Integer</text:p>
          </table:table-cell>
          <table:table-cell table:style-name="ce4" office:value-type="string" calcext:value-type="string">
            <text:p>Name: Apple, Quantity:999</text:p>
          </table:table-cell>
          <table:table-cell office:value-type="string" calcext:value-type="string">
            <text:p>Data must be added to the Table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Adding the 1000 Integer Value to the Table </text:p>
          </table:table-cell>
          <table:table-cell table:style-name="ce3" office:value-type="string" calcext:value-type="string">
            <text:p>A database should be created,Table should be in a database,Table should have an attribute with the type Integer</text:p>
          </table:table-cell>
          <table:table-cell table:style-name="ce5" office:value-type="string" calcext:value-type="string">
            <text:p>Name: Apple, Quantity:1000</text:p>
          </table:table-cell>
          <table:table-cell office:value-type="string" calcext:value-type="string">
            <text:p>Data must not be added to the Table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8">
          <table:table-cell office:value-type="string" calcext:value-type="string">
            <text:p>Adding the -998 Integer Value to the Table </text:p>
          </table:table-cell>
          <table:table-cell table:style-name="ce3" office:value-type="string" calcext:value-type="string">
            <text:p>A database should be created,Table should be in a database,Table should have an attribute with the type Integer</text:p>
          </table:table-cell>
          <table:table-cell table:style-name="ce4" office:value-type="string" calcext:value-type="string">
            <text:p>Name: Apple, <text:s text:c="2"/>Quantity:-998</text:p>
          </table:table-cell>
          <table:table-cell office:value-type="string" calcext:value-type="string">
            <text:p>Data must be added to the Table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9">
          <table:table-cell office:value-type="string" calcext:value-type="string">
            <text:p>Adding the -999 Integer Value to the Table </text:p>
          </table:table-cell>
          <table:table-cell table:style-name="ce3" office:value-type="string" calcext:value-type="string">
            <text:p>A database should be created,Table should be in a database,Table should have an attribute with the type Integer</text:p>
          </table:table-cell>
          <table:table-cell table:style-name="ce4" office:value-type="string" calcext:value-type="string">
            <text:p>Name: Apple, <text:s text:c="2"/>Quantity:-999</text:p>
          </table:table-cell>
          <table:table-cell office:value-type="string" calcext:value-type="string">
            <text:p>Data must be added to the Table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8">
          <table:table-cell office:value-type="string" calcext:value-type="string">
            <text:p>Adding the -1000 Integer Value to the Table </text:p>
          </table:table-cell>
          <table:table-cell table:style-name="ce3" office:value-type="string" calcext:value-type="string">
            <text:p>A database should be created,Table should be in a database,Table should have an attribute with the type Integer</text:p>
          </table:table-cell>
          <table:table-cell table:style-name="ce4" office:value-type="string" calcext:value-type="string">
            <text:p>Name: Apple, <text:s text:c="2"/>Quantity:-1000</text:p>
          </table:table-cell>
          <table:table-cell office:value-type="string" calcext:value-type="string">
            <text:p>Data must not be added to the Table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0">
          <table:table-cell office:value-type="string" calcext:value-type="string">
            <text:p>Adding the 254 character long String to the Table</text:p>
          </table:table-cell>
          <table:table-cell table:style-name="ce3" office:value-type="string" calcext:value-type="string">
            <text:p>A database should be created,Table should be in a database,Table should have an attribute with the type String</text:p>
          </table:table-cell>
          <table:table-cell table:style-name="ce3" office:value-type="string" calcext:value-type="string">
            <text:p>Name: fuaorbclfsdoycafweheldybdjsqhepwimpywuqjxomrerpkbekxbplvszyjjmbiiaeyahyboiicfgxefqzeiwozygkjatgxxgavsipncdjwgaysjykqfgzxfouigxmiavngfnrsilfdikxgfxsypnagdjvonmsymresozuhdfqvsnqjvjpvavupugwdqjlectcmahudjnsldhemldsxjtyibvlrladvxrjoufuxkkpnbzivptolnrohwqjbgb, Quantity:20</text:p>
          </table:table-cell>
          <table:table-cell office:value-type="string" calcext:value-type="string">
            <text:p>Data must be added to the Table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Adding the 255 character long String to the Table</text:p>
          </table:table-cell>
          <table:table-cell table:style-name="ce3" office:value-type="string" calcext:value-type="string">
            <text:p>A database should be created,Table should be in a database,Table should have an attribute with the type String</text:p>
          </table:table-cell>
          <table:table-cell table:style-name="ce3" office:value-type="string" calcext:value-type="string">
            <text:p>Name: qwpwoihmodjxquwvtirgirnptzaxeiaxzudqvskuzetzwdirkcwbebbvozdlxtjsnucidjbqxycpnuehcnhlrokrxgkdlcrhaixtghzdkzseeveucwmfvurtpysoddhgekbkuhylxupajzgeisndtbwucpkwinkkphfitklqftufjlubppbnfvkvexpucccohdwccnbtgcxywyfufdhbstxkfqxhloycyavwjgyjalkvwwplewptarljgxjmjvf, <text:s/>Quantity:20</text:p>
          </table:table-cell>
          <table:table-cell office:value-type="string" calcext:value-type="string">
            <text:p>Data must be added to the Table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Adding the 256 character long String to the Table</text:p>
          </table:table-cell>
          <table:table-cell table:style-name="ce3" office:value-type="string" calcext:value-type="string">
            <text:p>A database should be created,Table should be in a database,Table should have an attribute with the type String</text:p>
          </table:table-cell>
          <table:table-cell table:style-name="ce3" office:value-type="string" calcext:value-type="string">
            <text:p>Name: htwevdnqeucfuhjzzrpwqnrnhfceiacffysfookbyajyvqprlstbsjpprqulcsyhqwtfkvdtxiropecsknrqydlrcozlkcmzktxdpbwzkuunctevxsvlhoqetgubzroyboodlkrnqxfqkjpghxodhhxtvmiuqaojcmnakwxtkecfdqxlrffnlqsbyfyadogzayhycyhtsigtxwwwpjbjcvvzpcdhrpiodplsblxxnjsenzumajymsasbxzvldkiy, Quantity:20</text:p>
          </table:table-cell>
          <table:table-cell office:value-type="string" calcext:value-type="string">
            <text:p>Data must not be added to the Table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3">
          <table:table-cell office:value-type="string" calcext:value-type="string">
            <text:p>Adding the All Wrong Values to the Table</text:p>
          </table:table-cell>
          <table:table-cell table:style-name="ce3" office:value-type="string" calcext:value-type="string">
            <text:p>A database should be created,Table should be in a database,Table should have an attribute with the types String and Integer</text:p>
          </table:table-cell>
          <table:table-cell table:style-name="ce3" office:value-type="string" calcext:value-type="string">
            <text:p>Name: htwevdnqeucfuhjzzrpwqnrnhfceiacffysfookbyajyvqprlstbsjpprqulcsyhqwtfkvdtxiropecsknrqydlrcozlkcmzktxdpbwzkuunctevxsvlhoqetgubzroyboodlkrnqxfqkjpghxodhhxtvmiuqaojcmnakwxtkecfdqxlrffnlqsbyfyadogzayhycyhtsigtxwwwpjbjcvvzpcdhrpiodplsblxxnjsenzumajymsasbxzvldkiygwmkfrrezfndcgczvacwrhuubawhscqcsonsavdslctpjshlbpqtsyvauzavewabwmvzfzggjmfioeciahqhabcaccymnfbmhamgbcdbrnpecqtllditutclxexmztwmbaypvgdfwyddqprxohbeczuilaz, Quantity:1500</text:p>
          </table:table-cell>
          <table:table-cell office:value-type="string" calcext:value-type="string">
            <text:p>Data must not be added to the Table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4">
          <table:table-cell office:value-type="string" calcext:value-type="string">
            <text:p>Adding A Data With Wrong Attributes</text:p>
          </table:table-cell>
          <table:table-cell table:style-name="ce3" office:value-type="string" calcext:value-type="string">
            <text:p>A database should be created,Table should be in a database</text:p>
          </table:table-cell>
          <table:table-cell table:style-name="ce3" office:value-type="string" calcext:value-type="string">
            <text:p>Name: Apple, Cost: 15 (True Attributes: Name,Quantity)</text:p>
          </table:table-cell>
          <table:table-cell office:value-type="string" calcext:value-type="string">
            <text:p>Data must not be added to the Table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Getting All the Records of A Table</text:p>
          </table:table-cell>
          <table:table-cell table:style-name="ce3" office:value-type="string" calcext:value-type="string">
            <text:p>A database should be created,Table should be in a databa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ll records must be listed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5">
          <table:table-cell office:value-type="string" calcext:value-type="string">
            <text:p>Filtering an Existing String Data</text:p>
          </table:table-cell>
          <table:table-cell table:style-name="ce3" office:value-type="string" calcext:value-type="string">
            <text:p>A database should be created,Table should be in a database,Table should have at least one data, Table should have the attribute of the data</text:p>
          </table:table-cell>
          <table:table-cell table:style-name="ce4" office:value-type="string" calcext:value-type="string">
            <text:p>Name: Apple</text:p>
          </table:table-cell>
          <table:table-cell office:value-type="string" calcext:value-type="string">
            <text:p>Found data must be listed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6">
          <table:table-cell office:value-type="string" calcext:value-type="string">
            <text:p>Filtering a Nonexistent String Data</text:p>
          </table:table-cell>
          <table:table-cell table:style-name="ce3" office:value-type="string" calcext:value-type="string">
            <text:p>A database should be created,Table should be in a database, Table should have the attribute of the data</text:p>
          </table:table-cell>
          <table:table-cell office:value-type="string" calcext:value-type="string">
            <text:p>Name: Strawberry</text:p>
          </table:table-cell>
          <table:table-cell office:value-type="string" calcext:value-type="string">
            <text:p>Nothing must be listed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7">
          <table:table-cell office:value-type="string" calcext:value-type="string">
            <text:p>Filtering an Existing Integer Data</text:p>
          </table:table-cell>
          <table:table-cell table:style-name="ce3" office:value-type="string" calcext:value-type="string">
            <text:p>A database should be created,Table should be in a database,Table should have at least one data, Table should have the attribute of the data</text:p>
          </table:table-cell>
          <table:table-cell office:value-type="string" calcext:value-type="string">
            <text:p>Quantity: 20</text:p>
          </table:table-cell>
          <table:table-cell office:value-type="string" calcext:value-type="string">
            <text:p>Found data must be listed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8">
          <table:table-cell office:value-type="string" calcext:value-type="string">
            <text:p>Filtering Nonexistent Integer Data</text:p>
          </table:table-cell>
          <table:table-cell table:style-name="ce3" office:value-type="string" calcext:value-type="string">
            <text:p>A database should be created,Table should be in a database, Table should have the attribute of the data</text:p>
          </table:table-cell>
          <table:table-cell office:value-type="string" calcext:value-type="string">
            <text:p>Quantity: 25</text:p>
          </table:table-cell>
          <table:table-cell office:value-type="string" calcext:value-type="string">
            <text:p>Nothing must be listed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9">
          <table:table-cell office:value-type="string" calcext:value-type="string">
            <text:p>Filtering a Nonexistent Attribute</text:p>
          </table:table-cell>
          <table:table-cell table:style-name="ce3" office:value-type="string" calcext:value-type="string">
            <text:p>A database should be created,Table should be in a database</text:p>
          </table:table-cell>
          <table:table-cell office:value-type="string" calcext:value-type="string">
            <text:p>Cost:15</text:p>
          </table:table-cell>
          <table:table-cell office:value-type="string" calcext:value-type="string">
            <text:p>Nothing must be listed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20">
          <table:table-cell office:value-type="string" calcext:value-type="string">
            <text:p>Filtering an Existing Data with Two Attributes</text:p>
          </table:table-cell>
          <table:table-cell table:style-name="ce3" office:value-type="string" calcext:value-type="string">
            <text:p>A database should be created,Table should be in a database,Table should have at least one data, Table should have the attribute of the data</text:p>
          </table:table-cell>
          <table:table-cell table:style-name="ce10" office:value-type="string" calcext:value-type="string">
            <text:p>Name:Apple,Quantity:15</text:p>
          </table:table-cell>
          <table:table-cell office:value-type="string" calcext:value-type="string">
            <text:p>Found data must be listed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/>
            <text:p>Filtering with One True and One False Attribute</text:p>
          </table:table-cell>
          <table:table-cell table:style-name="ce3" office:value-type="string" calcext:value-type="string">
            <text:p>A database should be created,Table should be in a database,Table should have at least one data, Table should have the attribute of the data</text:p>
          </table:table-cell>
          <table:table-cell table:style-name="ce3" office:value-type="string" calcext:value-type="string">
            <text:p>Name: Apple, Quantity: 20 (Quantity Value is False)</text:p>
          </table:table-cell>
          <table:table-cell office:value-type="string" calcext:value-type="string">
            <text:p>Nothing must be listed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22">
          <table:table-cell table:style-name="ce10" office:value-type="string" calcext:value-type="string">
            <text:p>Filtering with One False and One True Attribute </text:p>
          </table:table-cell>
          <table:table-cell table:style-name="ce3" office:value-type="string" calcext:value-type="string">
            <text:p>A database should be created,Table should be in a database,Table should have at least one data, Table should have the attribute of the data</text:p>
          </table:table-cell>
          <table:table-cell table:style-name="ce3" office:value-type="string" calcext:value-type="string">
            <text:p>Name: Apple (Name Value is False), Quantity: 20</text:p>
          </table:table-cell>
          <table:table-cell office:value-type="string" calcext:value-type="string">
            <text:p>Nothing must be listed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23">
          <table:table-cell office:value-type="string" calcext:value-type="string">
            <text:p>Filtering Nonexistent Data with Two Attributes</text:p>
          </table:table-cell>
          <table:table-cell table:style-name="ce3" office:value-type="string" calcext:value-type="string">
            <text:p>A database should be created,Table should be in a database Table should have the attribute of the data</text:p>
          </table:table-cell>
          <table:table-cell office:value-type="string" calcext:value-type="string">
            <text:p>Name: Strawberry, Quantity: 40</text:p>
          </table:table-cell>
          <table:table-cell office:value-type="string" calcext:value-type="string">
            <text:p>Nothing must be listed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24">
          <table:table-cell table:number-columns-repeated="12"/>
        </table:table-row>
        <table:table-row table:style-name="ro1" table:number-rows-repeated="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 style:data-style-name="N2" text:time-value="10:39:41.311000000">00:00:00</text:time></text:p>
        </style:region-right>
      </style:header>
      <style:header-left style:display="false"/>
      <style:header-first style:display="false"/>
      <style:footer style:display="false"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4T12:23:56.075000000</meta:creation-date>
    <dc:date>2022-05-15T13:11:29.425000000</dc:date>
    <meta:editing-duration>PT3H15M12S</meta:editing-duration>
    <meta:editing-cycles>8</meta:editing-cycles>
    <meta:generator>LibreOffice/7.2.1.2$Windows_X86_64 LibreOffice_project/87b77fad49947c1441b67c559c339af8f3517e22</meta:generator>
    <meta:document-statistic meta:table-count="1" meta:cell-count="148" meta:object-count="0"/>
  </office:meta>
</office:document-meta>
</file>